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FreeMono" svg:font-family="Free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FreeMono" officeooo:rsid="001121e2" officeooo:paragraph-rsid="001121e2"/>
    </style:style>
    <style:style style:name="P2" style:family="paragraph" style:parent-style-name="Standard">
      <style:text-properties style:font-name="FreeMono" officeooo:rsid="0011ba9f" officeooo:paragraph-rsid="0011ba9f"/>
    </style:style>
    <style:style style:name="P3" style:family="paragraph" style:parent-style-name="Standard">
      <style:text-properties style:font-name="FreeMono" officeooo:rsid="00123e24" officeooo:paragraph-rsid="00123e24"/>
    </style:style>
    <style:style style:name="P4" style:family="paragraph" style:parent-style-name="Standard">
      <style:text-properties style:font-name="FreeMono" officeooo:rsid="0012ea05" officeooo:paragraph-rsid="0012ea05"/>
    </style:style>
    <style:style style:name="P5" style:family="paragraph" style:parent-style-name="Standard">
      <style:text-properties style:font-name="FreeMono" officeooo:rsid="0014c9e8" officeooo:paragraph-rsid="0014c9e8"/>
    </style:style>
    <style:style style:name="T1" style:family="text">
      <style:text-properties officeooo:rsid="00123e24"/>
    </style:style>
    <style:style style:name="T2" style:family="text">
      <style:text-properties officeooo:rsid="0012ea05"/>
    </style:style>
    <style:style style:name="T3" style:family="text">
      <style:text-properties officeooo:rsid="00133e1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ristopher Bero</text:p>
      <text:p text:style-name="P1">Homework 12</text:p>
      <text:p text:style-name="P1">GS200</text:p>
      <text:p text:style-name="P1"/>
      <text:p text:style-name="P2">1a.<text:tab/>I didn't know what oil sands were, where they were, or how the oil was gathered from them. I think it's amazing that a system where two tonnes of earth is mined in Canada to provide a single barrel of oil works and is immensely profitable.</text:p>
      <text:p text:style-name="P2"/>
      <text:p text:style-name="P2">1b.<text:tab/><text:span text:style-name="T1">I'm glad that the text addresses environmental concerns surrounding oil production. The use of water in mining oil sands, along with the storage of contaminated water in lakes is also new to me, and I'm alarmed at the scale indicated where more water is used to produce a smaller quantity of oil.</text:span></text:p>
      <text:p text:style-name="P2"/>
      <text:p text:style-name="P3">1c.<text:tab/><text:span text:style-name="T2">The TerraPower reactor is something I haven't heard of before. The concept of providing power from traditional nuclear waste is exciting, and I'm interested in following up to see where this goes.</text:span></text:p>
      <text:p text:style-name="P3"/>
      <text:p text:style-name="P4">2a.<text:tab/><text:span text:style-name="T3">I believe nuclear energy will begin to play a larger role during my lifetime. The abandonment of nuclear energy is a classic case of how humans perceive risk. Local elementary schools have bulletproof glass in their lobbies now, but these children are far more likely to die in a vehicle accident because their mommy or daddy decided to answer a phone call while driving them to school. Likewise, nuclear power failures are scary, but I believe in time people will come around to understand the dull damage being done by other forms of nonrenewable energy is worse.</text:span></text:p>
      <text:p text:style-name="P4"/>
      <text:p text:style-name="P5">2b.<text:tab/>I hope solar energy also plays a larger role in coming years. Right now it's still the exception to see a house in Huntsville with solar panels on the roof, but as the price of these systems and installation decreases maybe that will change.</text:p>
      <text:p text:style-name="P5"/>
      <text:p text:style-name="P5">3.<text:tab/>I want to know more about the TerraPower reactor, from answer 2a it's probably clear I have biases on the topic of nuclear energy, but I'm also not well informed at all on the topic of energy solu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FreeMono" svg:font-family="Free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27T10:20:55.415898944</meta:creation-date>
    <dc:date>2016-10-27T10:58:38.264573076</dc:date>
    <meta:editing-duration>PT37M42S</meta:editing-duration>
    <meta:editing-cycles>6</meta:editing-cycles>
    <meta:generator>LibreOffice/5.2.2.2.0$Linux_X86_64 LibreOffice_project/20m0$Build-2</meta:generator>
    <meta:document-statistic meta:table-count="0" meta:image-count="0" meta:object-count="0" meta:page-count="1" meta:paragraph-count="9" meta:word-count="320" meta:character-count="1794" meta:non-whitespace-character-count="1483"/>
  </office:meta>
</office:document-meta>
</file>